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78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5791145398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5791145398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5.300156280469cm 2.718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01) rotate (-2.15687788961459) translate (5.417306809894cm 8.18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5.43079114539899cm 2.820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9:44.413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